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ocumento de requerimientos</text:p>
      <text:p text:style-name="P2"/>
      <text:p text:style-name="P2">Este documento describe los documentos funcionales y no funcionales del proyecto <text:span text:style-name="T1">Ktoon 0.8</text:span>, estos requerimientos pueden cambiar con el tiempo:</text:p>
      <text:p text:style-name="P2"/>
      <text:p text:style-name="P1">Funcionales</text:p>
      <text:list text:style-name="L1">
        <text:list-item>
          <text:p text:style-name="P3">El sistema debe permitir crear, guardar o cargar un proyecto.</text:p>
        </text:list-item>
        <text:list-item>
          <text:p text:style-name="P3">El sistema debe permitir hacer animacion por marcos.</text:p>
        </text:list-item>
        <text:list-item>
          <text:p text:style-name="P3">El sistema debe permitir crear, borrar, manipular y nombrar: documentos, escenas, layers y frames.</text:p>
        </text:list-item>
        <text:list-item>
          <text:p text:style-name="P3">El sistema debe permitir hacer una ilustracion basica.</text:p>
        </text:list-item>
        <text:list-item>
          <text:p text:style-name="P3">El sistema debe permitir hacer cambios en el color y el grosor de los trazos.</text:p>
        </text:list-item>
        <text:list-item>
          <text:p text:style-name="P3">El sistema debe permitir hacer una transformacion de los elementos contenidos en la ilustracion, tal como escalas, rotar y trasladar.</text:p>
        </text:list-item>
        <text:list-item>
          <text:p text:style-name="P3">El sistema debe proveer una interfaz de plugin para exportar una animacion a distintos formatos: swf, avi, mpg...</text:p>
        </text:list-item>
        <text:list-item>
          <text:p text:style-name="P3">El sistema debe permitir visualizar una animacion en proceso de creacion.</text:p>
        </text:list-item>
        <text:list-item>
          <text:p text:style-name="P3">El sistema debe proveer un manual en linea.</text:p>
        </text:list-item>
        <text:list-item>
          <text:p text:style-name="P3">El sistema debe proveer una biblioteca de objetos.</text:p>
        </text:list-item>
        <text:list-item>
          <text:p text:style-name="P3">El sistema debe premitir crear y editar gradientes.</text:p>
        </text:list-item>
        <text:list-item>
          <text:p text:style-name="P3">El sistema debe permitir la creacion de paletas de colores o gradientes</text:p>
        </text:list-item>
        <text:list-item>
          <text:p text:style-name="P3">El sistema debe permitir crear, editar y borrar, las formas con las cuales se hacen trazos.</text:p>
        </text:list-item>
        <text:list-item>
          <text:p text:style-name="P3">El sistema debe permitir cambiar los marcos por segundo de la animacion.</text:p>
        </text:list-item>
        <text:list-item>
          <text:p text:style-name="P3">El sistema debe permitir escoger las dimensiones y tipo de renderizado del area de ilustracion.</text:p>
        </text:list-item>
        <text:list-item>
          <text:p text:style-name="P3">El sistema debe permitir la configuracion de estilos de interfaz grafica: colores, iconos, letras.</text:p>
        </text:list-item>
        <text:list-item>
          <text:p text:style-name="P3">El sistema debe permitir importar de paletas de colores en el formato de gimp (.gpl).</text:p>
        </text:list-item>
      </text:list>
      <text:p text:style-name="P2"/>
      <text:p text:style-name="P2"/>
      <text:p text:style-name="P2"/>
      <text:p text:style-name="P1">No funcionales</text:p>
      <text:list text:style-name="L2">
        <text:list-item>
          <text:p text:style-name="P4">El sistema debe funcionar sobre plataformas UNIX y permitir ser portado a otras plataformas</text:p>
        </text:list-item>
        <text:list-item>
          <text:p text:style-name="P4">El sistema debe funcionar sobre maquinas con un minimo de memoria de 256 megas, 800mghz y 50 megas de espacio en disco duro.</text:p>
        </text:list-item>
        <text:list-item>
          <text:p text:style-name="P4">El sistema debe ser extensible por plugins.</text:p>
        </text:list-item>
        <text:list-item>
          <text:p text:style-name="P4">El sistema debe proveer de una documentacion para desarrolladores y usuario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6-02-05T23:12:01</meta:creation-date>
    <dc:date>2006-02-06T10:44:49</dc:date>
    <dc:language>es-CO</dc:language>
    <meta:editing-cycles>24</meta:editing-cycles>
    <meta:editing-duration>PT1H48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293" meta:character-count="1846"/>
  </office:meta>
</office:document-meta>
</file>